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729fcf"/>
    </style:style>
    <style:style style:name="P2" style:family="paragraph" style:parent-style-name="Standard">
      <style:text-properties officeooo:rsid="001c2125" officeooo:paragraph-rsid="001c2125"/>
    </style:style>
    <style:style style:name="P3" style:family="paragraph" style:parent-style-name="Standard">
      <style:text-properties officeooo:rsid="001c2125" officeooo:paragraph-rsid="001ed878"/>
    </style:style>
    <style:style style:name="P4" style:family="paragraph" style:parent-style-name="Standard">
      <style:text-properties officeooo:rsid="001e1906" officeooo:paragraph-rsid="001e1906"/>
    </style:style>
    <style:style style:name="P5" style:family="paragraph" style:parent-style-name="Standard" style:list-style-name="L1">
      <style:text-properties officeooo:paragraph-rsid="001ed878"/>
    </style:style>
    <style:style style:name="P6" style:family="paragraph" style:parent-style-name="Standard">
      <style:text-properties fo:color="#ff0000" officeooo:rsid="001c2125" officeooo:paragraph-rsid="001c2125"/>
    </style:style>
    <style:style style:name="P7" style:family="paragraph" style:parent-style-name="Standard">
      <style:text-properties fo:color="#ff0000" officeooo:rsid="001e1906" officeooo:paragraph-rsid="001ed878"/>
    </style:style>
    <style:style style:name="P8" style:family="paragraph" style:parent-style-name="Standard">
      <style:text-properties officeooo:rsid="00209ad0" officeooo:paragraph-rsid="00209ad0"/>
    </style:style>
    <style:style style:name="P9" style:family="paragraph" style:parent-style-name="Standard">
      <style:text-properties officeooo:rsid="00220e0b" officeooo:paragraph-rsid="00220e0b"/>
    </style:style>
    <style:style style:name="P10" style:family="paragraph" style:parent-style-name="Standard">
      <style:text-properties style:text-underline-style="solid" style:text-underline-width="auto" style:text-underline-color="font-color" officeooo:rsid="001e1906" officeooo:paragraph-rsid="001e1906"/>
    </style:style>
    <style:style style:name="P11" style:family="paragraph" style:parent-style-name="Standard">
      <style:paragraph-properties fo:padding="0.0201in" fo:border="0.06pt solid #ffa6a6" style:shadow="#ffd7d7 0.0693in 0.0693in"/>
      <style:text-properties officeooo:rsid="001e6348" officeooo:paragraph-rsid="001e6348"/>
    </style:style>
    <style:style style:name="P12" style:family="paragraph" style:parent-style-name="Standard">
      <style:paragraph-properties fo:padding="0.0201in" fo:border="0.06pt solid #ffa6a6" style:shadow="#ffd7d7 0.0693in 0.0693in"/>
      <style:text-properties officeooo:rsid="001ed878" officeooo:paragraph-rsid="001ed878"/>
    </style:style>
    <style:style style:name="P13" style:family="paragraph" style:parent-style-name="Standard">
      <style:paragraph-properties fo:padding="0.0201in" fo:border="0.06pt solid #ffa6a6" style:shadow="#ffd7d7 0.0693in 0.0693in"/>
      <style:text-properties fo:font-size="10pt" officeooo:rsid="001c2125" officeooo:paragraph-rsid="001c2125" style:font-size-asian="10pt" style:font-size-complex="10pt"/>
    </style:style>
    <style:style style:name="P14" style:family="paragraph" style:parent-style-name="Standard">
      <style:paragraph-properties fo:padding="0.0201in" fo:border="0.06pt solid #ffa6a6" style:shadow="#ffd7d7 0.0693in 0.0693in"/>
      <style:text-properties fo:font-size="10pt" officeooo:rsid="001c2125" officeooo:paragraph-rsid="001ed878" style:font-size-asian="10pt" style:font-size-complex="10pt"/>
    </style:style>
    <style:style style:name="P15" style:family="paragraph" style:parent-style-name="Standard">
      <style:paragraph-properties fo:padding="0.0201in" fo:border="0.06pt solid #ffa6a6" style:shadow="#ffd7d7 0.0693in 0.0693in"/>
      <style:text-properties fo:font-size="10pt" officeooo:rsid="001e6348" officeooo:paragraph-rsid="001e6348" style:font-size-asian="10pt" style:font-size-complex="10pt"/>
    </style:style>
    <style:style style:name="P16" style:family="paragraph" style:parent-style-name="Standard">
      <style:paragraph-properties fo:padding="0.0201in" fo:border="0.06pt solid #ffa6a6" style:shadow="#ffd7d7 0.0693in 0.0693in"/>
      <style:text-properties fo:font-size="10pt" officeooo:rsid="001e6348" officeooo:paragraph-rsid="001ed878" style:font-size-asian="10pt" style:font-size-complex="10pt"/>
    </style:style>
    <style:style style:name="P17" style:family="paragraph" style:parent-style-name="Standard">
      <style:paragraph-properties fo:padding="0.0201in" fo:border="0.06pt solid #ffa6a6" style:shadow="#ffd7d7 0.0693in 0.0693in"/>
      <style:text-properties officeooo:rsid="001e1906" officeooo:paragraph-rsid="001e1906"/>
    </style:style>
    <style:style style:name="P18" style:family="paragraph" style:parent-style-name="Standard">
      <style:paragraph-properties fo:padding="0.0201in" fo:border="0.06pt solid #ffa6a6" style:shadow="#ffd7d7 0.0693in 0.0693in"/>
      <style:text-properties fo:color="#ff0000" officeooo:rsid="00209ad0" officeooo:paragraph-rsid="00209ad0"/>
    </style:style>
    <style:style style:name="T1" style:family="text">
      <style:text-properties officeooo:rsid="001c21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6348"/>
    </style:style>
    <style:style style:name="T4" style:family="text">
      <style:text-properties officeooo:rsid="001ed878"/>
    </style:style>
    <style:style style:name="T5" style:family="text">
      <style:text-properties fo:color="#729fcf"/>
    </style:style>
    <style:style style:name="T6" style:family="text">
      <style:text-properties fo:color="#ff0000"/>
    </style:style>
    <style:style style:name="T7" style:family="text">
      <style:text-properties fo:color="#ff0000" officeooo:rsid="001c2125"/>
    </style:style>
    <style:style style:name="T8" style:family="text">
      <style:text-properties fo:color="#ff0000" officeooo:rsid="001e1906"/>
    </style:style>
    <style:style style:name="T9" style:family="text">
      <style:text-properties fo:color="#ff0000" officeooo:rsid="00209ad0"/>
    </style:style>
    <style:style style:name="T10" style:family="text">
      <style:text-properties officeooo:rsid="001efa98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209ad0"/>
    </style:style>
    <style:style style:name="T13" style:family="text">
      <style:text-properties officeooo:rsid="00220e0b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4">Day 15 - </text:span>Functions!!!!</text:h>
      <text:p text:style-name="P2"/>
      <text:section text:style-name="Sect1" text:name="Section2">
        <text:p text:style-name="P15">int main () {</text:p>
        <text:p text:style-name="P15"><text:tab/>cout &lt;&lt; “Go Clemson!” &lt;&lt; endl;</text:p>
        <text:p text:style-name="P15"><text:tab/>return 0;</text:p>
        <text:p text:style-name="P15">}</text:p>
        <text:p text:style-name="P2"><text:span text:style-name="T2">Two parts of a function:</text:span></text:p>
        <text:p text:style-name="P2">1. <text:span text:style-name="T6">prototype </text:span>– describes the essential information for a coder to call the function</text:p>
        <text:p text:style-name="P2"/>
        <text:p text:style-name="P2">2. <text:span text:style-name="T6">function definition</text:span></text:p>
      </text:section>
      <text:p text:style-name="P2"/>
      <text:p text:style-name="P9"/>
      <text:p text:style-name="P13">s<text:span text:style-name="T3">t</text:span>ring get_team(){</text:p>
      <text:p text:style-name="P13"><text:tab/><text:span text:style-name="T3">string team;</text:span></text:p>
      <text:p text:style-name="P13"><text:tab/><text:span text:style-name="T3">do {</text:span></text:p>
      <text:p text:style-name="P13"><text:tab/> <text:s text:c="2"/>cin &gt;&gt; team;</text:p>
      <text:p text:style-name="P13"><text:tab/><text:span text:style-name="T3">while (team == “army” || team == “Army” || team == “alabama” || team == “Alabama”)</text:span></text:p>
      <text:p text:style-name="P13"><text:tab/>return team;</text:p>
      <text:p text:style-name="P13">}</text:p>
      <text:p text:style-name="P13"/>
      <text:p text:style-name="P15">int main () {</text:p>
      <text:p text:style-name="P15"><text:tab/>string team = get_team();</text:p>
      <text:p text:style-name="P15"><text:tab/>cout &lt;&lt; “Go ” &lt;&lt; team &lt;&lt; “!” &lt;&lt; endl;</text:p>
      <text:p text:style-name="P15"><text:tab/>return 0;</text:p>
      <text:p text:style-name="P11"><text:span text:style-name="T11">}</text:span></text:p>
      <text:h text:style-name="Heading_20_3" text:outline-level="3"><text:span text:style-name="T5">Prototype:</text:span></text:h>
      <text:p text:style-name="P2">Ex: <text:span text:style-name="T6">double cos(double x);</text:span></text:p>
      <text:p text:style-name="P6">- returns a double</text:p>
      <text:p text:style-name="P2"><text:span text:style-name="T6">- cosine takes an object of type double <text:s/>– <text:s/></text:span><text:span text:style-name="T8">the argument</text:span></text:p>
      <text:p text:style-name="P6">- tells you <text:s text:c="4"/>cos(“Navy”) or <text:s text:c="4"/>if <text:s/>(cos(3*z) &amp;&amp; k &lt; 0)</text:p>
      <text:p text:style-name="P6">doesn’t make sense</text:p>
      <text:p text:style-name="P6"/>
      <text:list xml:id="list434417916" text:style-name="L1">
        <text:list-item>
          <text:p text:style-name="P5"><text:span text:style-name="T1">must be written </text:span><text:span text:style-name="T7">outside </text:span><text:span text:style-name="T1">the main function</text:span></text:p>
        </text:list-item>
        <text:list-item>
          <text:p text:style-name="P5"><text:span text:style-name="T1">must be written </text:span><text:span text:style-name="T7">prior</text:span><text:span text:style-name="T1"> to the calling of the function itself</text:span></text:p>
        </text:list-item>
      </text:list>
      <text:h text:style-name="P1" text:outline-level="3">Function Definitions:</text:h>
      <text:p text:style-name="P7"><text:tab/>* <text:span text:style-name="T4">Can be done separately from defining the prototype</text:span></text:p>
      <text:p text:style-name="P7"><text:span text:style-name="T4"><text:tab/>* can appear anywhere after the prototyp</text:span><text:span text:style-name="T13">e</text:span></text:p>
      <text:p text:style-name="P3"/>
      <text:p text:style-name="P14">s<text:span text:style-name="T3">t</text:span>ring get_team();</text:p>
      <text:p text:style-name="P14"/>
      <text:p text:style-name="P16">int main () {</text:p>
      <text:p text:style-name="P16"><text:tab/>string team<text:span text:style-name="T10">1</text:span> = get_team();</text:p>
      <text:p text:style-name="P16"><text:tab/><text:span text:style-name="T10">string team2 = “Army”;</text:span></text:p>
      <text:p text:style-name="P16"><text:tab/>cout &lt;&lt; “Go ” &lt;&lt; team<text:span text:style-name="T10">1</text:span> &lt;&lt; “! <text:span text:style-name="T10">Beat </text:span>” &lt;&lt; <text:span text:style-name="T10">team2 &lt;&lt; <text:s/>“!” &lt;&lt; </text:span>endl;</text:p>
      <text:p text:style-name="P16"><text:tab/>return 0;</text:p>
      <text:p text:style-name="P16">}</text:p>
      <text:p text:style-name="P14"/>
      <text:p text:style-name="P14">s<text:span text:style-name="T3">t</text:span>ring get_team(){</text:p>
      <text:p text:style-name="P14"><text:tab/><text:span text:style-name="T3">string team</text:span><text:span text:style-name="T10">1, team2</text:span><text:span text:style-name="T3">;</text:span></text:p>
      <text:p text:style-name="P14"><text:tab/><text:span text:style-name="T3">do {</text:span></text:p>
      <text:p text:style-name="P14"><text:tab/> <text:s text:c="2"/>cin &gt;&gt; team<text:span text:style-name="T10">1</text:span> <text:span text:style-name="T10">&gt;&gt; team2</text:span>;</text:p>
      <text:p text:style-name="P14"><text:tab/><text:span text:style-name="T3">while (team == “army” || team == “Army” || team == “alabama” || team == “Alabama”);</text:span></text:p>
      <text:p text:style-name="P14"><text:tab/>return team;</text:p>
      <text:p text:style-name="P12"><text:span text:style-name="T11">}</text:span></text:p>
      <text:h text:style-name="P1" text:outline-level="3"><text:soft-page-break/>Scope:</text:h>
      <text:p text:style-name="P9"/>
      <text:p text:style-name="P9"/>
      <text:p text:style-name="P4"/>
      <text:h text:style-name="P1" text:outline-level="3">Function Arguments:</text:h>
      <text:section text:style-name="Sect1" text:name="Section1">
        <text:p text:style-name="P8">Ex: 5! = 5*4*3*2*1 <text:s text:c="3"/></text:p>
        <text:p text:style-name="P8"><text:s text:c="6"/></text:p>
        <text:p text:style-name="P18">int factorial (int x) {</text:p>
        <text:p text:style-name="P18"><text:tab/>int result = 1;</text:p>
        <text:p text:style-name="P18"><text:tab/>while (x &gt; 0) {</text:p>
        <text:p text:style-name="P18"><text:tab/><text:tab/>result = result*x;</text:p>
        <text:p text:style-name="P18"><text:tab/><text:tab/>x - -;</text:p>
        <text:p text:style-name="P18"><text:tab/>}</text:p>
        <text:p text:style-name="P18"><text:tab/>return result;</text:p>
        <text:p text:style-name="P18">}</text:p>
        <text:p text:style-name="P8">NOTE: arguments are passed by value </text:p>
        <text:p text:style-name="P8">- <text:s/>the function receives a copy of that value and does not change x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  <text:h text:style-name="P1" text:outline-level="3">What can functions return?</text:h>
      <text:p text:style-name="P4"><text:tab/><text:span text:style-name="T6">Ex: double, int, char, NOTHING! →</text:span><text:span text:style-name="T9"> voi</text:span><text:span text:style-name="T12">d</text:span></text:p>
      <text:p text:style-name="P4"/>
      <text:p text:style-name="P4"/>
      <text:p text:style-name="P4"/>
      <text:p text:style-name="P17"><text:span text:style-name="T6">void </text:span>printgreetings ();</text:p>
      <text:p text:style-name="P17"/>
      <text:p text:style-name="P17">int main () {</text:p>
      <text:p text:style-name="P17"><text:s text:c="2"/>printgreetings();</text:p>
      <text:p text:style-name="P17"/>
      <text:p text:style-name="P17"><text:s text:c="2"/>return 0;</text:p>
      <text:p text:style-name="P17">}</text:p>
      <text:p text:style-name="P17"/>
      <text:p text:style-name="P17"><text:span text:style-name="T6">void </text:span>printgreetings () {</text:p>
      <text:p text:style-name="P17"><text:s text:c="2"/>cout &lt;&lt; "G R E E T I N G S !" &lt;&lt; endl &lt;&lt; endl;</text:p>
      <text:p text:style-name="P17">}</text:p>
      <text:p text:style-name="P4"/>
      <text:p text:style-name="P4"/>
      <text:p text:style-name="P10">Terms to be familiar with:</text:p>
      <text:p text:style-name="P4"><text:span text:style-name="T2"/></text:p>
      <text:p text:style-name="P4"><text:span text:style-name="T2">function prototype</text:span></text:p>
      <text:p text:style-name="P4"><text:span text:style-name="T2">function definition</text:span> </text:p>
      <text:p text:style-name="P4"><text:span text:style-name="T2">argument</text:span> </text:p>
      <text:p text:style-name="P4"><text:span text:style-name="T2">function parameter </text:span></text:p>
      <text:p text:style-name="P4"><text:span text:style-name="T2">pass a value to a function </text:span></text:p>
      <text:p text:style-name="P4"><text:span text:style-name="T2">pass-by-value </text:span></text:p>
      <text:p text:style-name="P4"><text:span text:style-name="T2">function call</text:span></text:p>
      <text:p text:style-name="P4"><text:span text:style-name="T2">function call site </text:span></text:p>
      <text:p text:style-name="P4"><text:span text:style-name="T2">function's return valu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07:14:51.999786189</meta:creation-date>
    <dc:date>2022-09-22T13:41:51.983501946</dc:date>
    <meta:editing-duration>PT25M2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79" meta:word-count="343" meta:character-count="1819" meta:non-whitespace-character-count="1481"/>
  </office:meta>
</office:document-meta>
</file>